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defc" officeooo:paragraph-rsid="0010defc"/>
    </style:style>
    <style:style style:name="P2" style:family="paragraph" style:parent-style-name="Standard">
      <style:text-properties officeooo:rsid="0010defc" officeooo:paragraph-rsid="00193361"/>
    </style:style>
    <style:style style:name="P3" style:family="paragraph" style:parent-style-name="Standard">
      <style:text-properties style:text-line-through-style="solid" style:text-line-through-type="single" officeooo:rsid="0010defc" officeooo:paragraph-rsid="0010defc"/>
    </style:style>
    <style:style style:name="P4" style:family="paragraph" style:parent-style-name="Standard">
      <style:text-properties officeooo:rsid="001ce87a" officeooo:paragraph-rsid="001ce87a"/>
    </style:style>
    <style:style style:name="P5" style:family="paragraph" style:parent-style-name="Standard" style:list-style-name="L1">
      <style:text-properties style:text-line-through-style="solid" style:text-line-through-type="single" officeooo:rsid="001ce87a" officeooo:paragraph-rsid="001ce87a"/>
    </style:style>
    <style:style style:name="P6" style:family="paragraph" style:parent-style-name="Standard" style:list-style-name="L1">
      <style:text-properties style:text-line-through-style="solid" style:text-line-through-type="single" officeooo:rsid="001ea4a1" officeooo:paragraph-rsid="001ea4a1"/>
    </style:style>
    <style:style style:name="P7" style:family="paragraph" style:parent-style-name="Standard" style:list-style-name="L1">
      <style:text-properties style:text-line-through-style="solid" style:text-line-through-type="single" officeooo:rsid="0022f380" officeooo:paragraph-rsid="0022f380"/>
    </style:style>
    <style:style style:name="P8" style:family="paragraph" style:parent-style-name="Standard" style:list-style-name="L1">
      <style:text-properties style:text-line-through-style="solid" style:text-line-through-type="single" officeooo:rsid="0010defc" officeooo:paragraph-rsid="002063cc"/>
    </style:style>
    <style:style style:name="P9" style:family="paragraph" style:parent-style-name="Standard" style:list-style-name="L1">
      <style:text-properties style:text-line-through-style="solid" style:text-line-through-type="single" officeooo:rsid="00193361" officeooo:paragraph-rsid="002063cc"/>
    </style:style>
    <style:style style:name="P10" style:family="paragraph" style:parent-style-name="Standard" style:list-style-name="L1">
      <style:text-properties officeooo:rsid="001ce87a" officeooo:paragraph-rsid="001ce87a"/>
    </style:style>
    <style:style style:name="P11" style:family="paragraph" style:parent-style-name="Standard" style:list-style-name="L1">
      <style:text-properties officeooo:rsid="0010defc" officeooo:paragraph-rsid="0024c9ef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officeooo:rsid="00193361"/>
    </style:style>
    <style:style style:name="T3" style:family="text">
      <style:text-properties officeooo:rsid="00193361"/>
    </style:style>
    <style:style style:name="T4" style:family="text">
      <style:text-properties style:text-line-through-style="none" style:text-line-through-type="none" officeooo:rsid="001beabf"/>
    </style:style>
    <style:style style:name="T5" style:family="text">
      <style:text-properties officeooo:rsid="001ce87a"/>
    </style:style>
    <style:style style:name="T6" style:family="text">
      <style:text-properties officeooo:rsid="0022f3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ts <text:span text:style-name="T5">(revised)</text:span></text:p>
      <text:p text:style-name="P1"/>
      <text:list xml:id="list7920961499080030116" text:style-name="L1">
        <text:list-item>
          <text:p text:style-name="P5">Introduction</text:p>
        </text:list-item>
        <text:list-item>
          <text:p text:style-name="P5">History of 3D Printing</text:p>
        </text:list-item>
        <text:list-item>
          <text:p text:style-name="P5">Modeling</text:p>
        </text:list-item>
        <text:list-item>
          <text:p text:style-name="P5">Preparing Your Model for Printing</text:p>
        </text:list-item>
        <text:list-item>
          <text:p text:style-name="P5">Printing</text:p>
          <text:list>
            <text:list-item>
              <text:p text:style-name="P6">Preparing to Print</text:p>
            </text:list-item>
            <text:list-item>
              <text:p text:style-name="P6">Host Software</text:p>
            </text:list-item>
            <text:list-item>
              <text:p text:style-name="P6">Monitoring a print job</text:p>
            </text:list-item>
            <text:list-item>
              <text:p text:style-name="P6"><text:span text:style-name="T6">Exercise - </text:span>Using a print service</text:p>
            </text:list-item>
            <text:list-item>
              <text:p text:style-name="P6">Cleaning up the finished product</text:p>
            </text:list-item>
            <text:list-item>
              <text:p text:style-name="P7">Exercise – The $5 3D Printer</text:p>
            </text:list-item>
          </text:list>
        </text:list-item>
        <text:list-item>
          <text:p text:style-name="P5">Improving</text:p>
          <text:list>
            <text:list-item>
              <text:p text:style-name="P6">Introduction</text:p>
            </text:list-item>
            <text:list-item>
              <text:p text:style-name="P6">Keeping a journal</text:p>
            </text:list-item>
            <text:list-item>
              <text:p text:style-name="P6">Studying other models</text:p>
            </text:list-item>
            <text:list-item>
              <text:p text:style-name="P6">Knowing your printer</text:p>
            </text:list-item>
            <text:list-item>
              <text:p text:style-name="P6">Modifying your printer</text:p>
            </text:list-item>
            <text:list-item>
              <text:p text:style-name="P6">Experiment</text:p>
            </text:list-item>
          </text:list>
        </text:list-item>
        <text:list-item>
          <text:p text:style-name="P5">Sharing</text:p>
          <text:list>
            <text:list-item>
              <text:p text:style-name="P8">Share your models online</text:p>
            </text:list-item>
            <text:list-item>
              <text:p text:style-name="P9">Social networking</text:p>
              <text:list>
                <text:list-item>
                  <text:p text:style-name="P8"><text:span text:style-name="T3"><text:s/></text:span>Thingiverse</text:p>
                </text:list-item>
                <text:list-item>
                  <text:p text:style-name="P8">Github</text:p>
                </text:list-item>
                <text:list-item>
                  <text:p text:style-name="P8">Thing Tracker Network</text:p>
                </text:list-item>
              </text:list>
            </text:list-item>
            <text:list-item>
              <text:p text:style-name="P8">Share your models in real life</text:p>
            </text:list-item>
            <text:list-item>
              <text:p text:style-name="P8">Contribute to the community</text:p>
              <text:list>
                <text:list-item>
                  <text:p text:style-name="P8">Share your successes, but more importantly your failures</text:p>
                </text:list-item>
                <text:list-item>
                  <text:p text:style-name="P8">Share your notes and journals</text:p>
                </text:list-item>
                <text:list-item>
                  <text:p text:style-name="P8">Share your experiments and results</text:p>
                </text:list-item>
                <text:list-item>
                  <text:p text:style-name="P8">Become a 3D printing ambassador in your community</text:p>
                </text:list-item>
              </text:list>
            </text:list-item>
          </text:list>
        </text:list-item>
        <text:list-item>
          <text:p text:style-name="P10">What's Next?</text:p>
          <text:p text:style-name="P11">1. Practice</text:p>
          <text:p text:style-name="P11">2. Teach</text:p>
          <text:p text:style-name="P11">3. Learn more about modeling</text:p>
          <text:p text:style-name="P11">4. Learn more about printing</text:p>
          <text:p text:style-name="P11">5. Build your own printer (lead-in to next book...)</text:p>
        </text:list-item>
      </text:list>
      <text:p text:style-name="P1"/>
      <text:p text:style-name="P4">Contents (original)</text:p>
      <text:p text:style-name="P1"/>
      <text:p text:style-name="P1">1. <text:span text:style-name="T1">Introduction</text:span></text:p>
      <text:p text:style-name="P1"><text:tab/>1. <text:span text:style-name="T1">What is 3D printing</text:span></text:p>
      <text:p text:style-name="P1"><text:tab/>2. <text:span text:style-name="T1">What is “Reprap”</text:span></text:p>
      <text:p text:style-name="P1"><text:tab/>3. <text:span text:style-name="T1">Who should read this book</text:span></text:p>
      <text:p text:style-name="P1"><text:tab/>4. <text:span text:style-name="T1">What you’ll need</text:span></text:p>
      <text:p text:style-name="Standard"><text:s/><text:span text:style-name="T1">2. History of 3D Printing </text:span><text:span text:style-name="T4">(add “anatomy” section)</text:span></text:p>
      <text:p text:style-name="P1"><text:s/><text:tab/>1. <text:span text:style-name="T1">Origin</text:span></text:p>
      <text:p text:style-name="P1"><text:s/><text:tab/>2. <text:span text:style-name="T1">Industrial use</text:span></text:p>
      <text:p text:style-name="P1"><text:soft-page-break/><text:s/><text:tab/>3. <text:span text:style-name="T1">The Reprap project</text:span></text:p>
      <text:p text:style-name="P1"><text:s/><text:tab/>4. <text:span text:style-name="T1">Desktop manufacturing</text:span></text:p>
      <text:p text:style-name="P1"><text:s/><text:tab/>5. <text:span text:style-name="T1">3D printing today </text:span><text:span text:style-name="T4">(add “current” section)</text:span></text:p>
      <text:p text:style-name="P3"><text:s/>3. Modeling</text:p>
      <text:p text:style-name="P1"><text:s/><text:tab/><text:span text:style-name="T1">1. History of &amp; introduction to 3D modeling</text:span></text:p>
      <text:p text:style-name="P1"><text:s/><text:tab/>2. <text:span text:style-name="T1">What to design &amp; why</text:span></text:p>
      <text:p text:style-name="P1"><text:s/><text:tab/><text:span text:style-name="T1">3. 3D modeling tools (list may change)</text:span></text:p>
      <text:p text:style-name="P1"><text:tab/><text:tab/><text:tab/>1. <text:span text:style-name="T1">Minecraft</text:span></text:p>
      <text:p text:style-name="P1"><text:tab/><text:tab/><text:tab/>2. <text:span text:style-name="T1">Tinkercad</text:span></text:p>
      <text:p text:style-name="P1"><text:tab/><text:tab/><text:tab/>3. <text:span text:style-name="T1">OpenSCAD</text:span></text:p>
      <text:p text:style-name="P1"><text:tab/><text:tab/><text:tab/><text:span text:style-name="T1">4. Blender</text:span></text:p>
      <text:p text:style-name="P1"><text:s/>4. <text:span text:style-name="T1">Processing</text:span></text:p>
      <text:p text:style-name="P1"><text:s/><text:tab/>1. <text:span text:style-name="T1">Preparing your model for printing</text:span></text:p>
      <text:p text:style-name="P1"><text:s/><text:tab/>2. <text:span text:style-name="T1">Cleaning up the model (things to look out for)</text:span></text:p>
      <text:p text:style-name="P1"><text:s/><text:tab/>3. <text:span text:style-name="T1">Slicing</text:span></text:p>
      <text:p text:style-name="P1"><text:s/>5. Printing</text:p>
      <text:p text:style-name="P1"><text:s/><text:tab/>1. Preparing to print</text:p>
      <text:p text:style-name="P1"><text:s/><text:tab/>2. Host software</text:p>
      <text:p text:style-name="P1"><text:s/><text:tab/>3. Monitoring a print job</text:p>
      <text:p text:style-name="P1"><text:s/><text:tab/>4. Using a print service</text:p>
      <text:p text:style-name="P1"><text:s/><text:tab/>5. Cleaning-up the finished product</text:p>
      <text:p text:style-name="P1"><text:s/>6. Improving</text:p>
      <text:p text:style-name="P1"><text:s/><text:tab/>1. Introduction (how to make your prints better each time)</text:p>
      <text:p text:style-name="P1"><text:s/><text:tab/>2. Keep a journal</text:p>
      <text:p text:style-name="P1"><text:s/><text:tab/>3. Study other’s models</text:p>
      <text:p text:style-name="P1"><text:s/><text:tab/>4. Know your printer’s capabilities</text:p>
      <text:p text:style-name="P1"><text:s/><text:tab/>5. Modify your printer</text:p>
      <text:p text:style-name="P1"><text:s/><text:tab/>6. Experiment</text:p>
      <text:p text:style-name="P1"><text:s/>7. Sharing</text:p>
      <text:p text:style-name="P1"><text:tab/>1. Share your models online</text:p>
      <text:p text:style-name="P2"><text:tab/><text:tab/>1. <text:span text:style-name="T2">Social networking</text:span></text:p>
      <text:p text:style-name="P2"><text:tab/><text:tab/><text:span text:style-name="T3">2. </text:span><text:span text:style-name="T1">Thingiverse</text:span></text:p>
      <text:p text:style-name="P1"><text:s/><text:tab/><text:tab/><text:span text:style-name="T3">3</text:span>. <text:span text:style-name="T1">Github</text:span></text:p>
      <text:p text:style-name="P1"><text:s/><text:tab/><text:tab/><text:span text:style-name="T3">4</text:span>. Thing Tracker Network</text:p>
      <text:p text:style-name="P1"><text:s/><text:tab/>2. Share your models in real life</text:p>
      <text:p text:style-name="P1"><text:s/><text:tab/>3. Contribute to the community</text:p>
      <text:p text:style-name="P1"><text:s/><text:tab/><text:tab/>1. Share your successes, but more importantly your failures</text:p>
      <text:p text:style-name="P1"><text:s/><text:tab/><text:tab/>2. Share your notes and journals</text:p>
      <text:p text:style-name="P1"><text:s/><text:tab/><text:tab/>3. Share your experiments and results</text:p>
      <text:p text:style-name="P1"><text:s/><text:tab/><text:tab/>4. Become a 3D printing ambassador in your community</text:p>
      <text:p text:style-name="P1"><text:s/>8. Sample Projects &amp; Exercises</text:p>
      <text:p text:style-name="P1"><text:s/><text:tab/>1. Introduction to projects</text:p>
      <text:p text:style-name="P1"><text:s/><text:tab/>2. Easy designs &amp; safe prints</text:p>
      <text:p text:style-name="P1"><text:s/><text:tab/>3. Challenging designs and risky prints</text:p>
      <text:p text:style-name="P1"><text:s/><text:tab/>4. Things that move</text:p>
      <text:p text:style-name="P1"><text:s/><text:tab/>5. Things that do work</text:p>
      <text:p text:style-name="P1"><text:s/><text:tab/>6. Things that look beautiful</text:p>
      <text:p text:style-name="P1"><text:s/><text:tab/>7. Things that 3D printers do best</text:p>
      <text:p text:style-name="P1"><text:s/>9. What’s Next?</text:p>
      <text:p text:style-name="P1"><text:soft-page-break/><text:s/><text:tab/>1. Practice</text:p>
      <text:p text:style-name="P1"><text:s/><text:tab/>2. Teach</text:p>
      <text:p text:style-name="P1"><text:s/><text:tab/>3. Learn more about modeling</text:p>
      <text:p text:style-name="P1"><text:s/><text:tab/>4. Learn more about printing</text:p>
      <text:p text:style-name="P1"><text:s/><text:tab/>5. Build your own printer (lead-in to next book..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08:30:44</meta:creation-date>
    <dc:date>2014-11-03T09:04:44.820550519</dc:date>
    <meta:editing-duration>P2DT5H34M47S</meta:editing-duration>
    <meta:editing-cycles>17</meta:editing-cycles>
    <meta:generator>LibreOffice/4.2.6.3$Linux_ARM_EABI LibreOffice_project/420m0$Build-3</meta:generator>
    <meta:document-statistic meta:table-count="0" meta:image-count="0" meta:object-count="0" meta:page-count="3" meta:paragraph-count="100" meta:word-count="442" meta:character-count="2571" meta:non-whitespace-character-count="2139"/>
  </office:meta>
</office:document-meta>
</file>